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.834cm"/>
    </style:style>
    <style:style style:name="co2" style:family="table-column">
      <style:table-column-properties fo:break-before="auto" style:column-width="1.2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s-HSD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r-large</text:p>
          </table:table-cell>
        </table:table-row>
        <table:table-row table:style-name="ro1">
          <table:table-cell office:value-type="string" calcext:value-type="string">
            <text:p>00 HCOPL 691201 <text:s/>HSDC Vsheet.pdf</text:p>
          </table:table-cell>
          <table:table-cell office:value-type="float" office:value="15.6" calcext:value-type="float">
            <text:p>15.6</text:p>
          </table:table-cell>
        </table:table-row>
        <table:table-row table:style-name="ro1">
          <table:table-cell office:value-type="string" calcext:value-type="string">
            <text:p>01-01 -- 690507 <text:s/>Introduction.pdf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-02 HCOPL 690507 II <text:s/>Students Guide to Acceptable Behaviour (edited for StDn Crse).pdf</text:p>
          </table:table-cell>
          <table:table-cell office:value-type="float" office:value="88.5" calcext:value-type="float">
            <text:p>88.5</text:p>
          </table:table-cell>
        </table:table-row>
        <table:table-row table:style-name="ro1">
          <table:table-cell office:value-type="string" calcext:value-type="string">
            <text:p>01-03 HCOB 690520 <text:s/>Dianetics (course data).pdf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string" calcext:value-type="string">
            <text:p>01-04 HCOB 690526 <text:s/>Dianetics Study and Drills.pdf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1-05 HCOB 690507 VII <text:s/>Dianetic Course Study Drills.pdf</text:p>
          </table:table-cell>
          <table:table-cell office:value-type="float" office:value="99.7" calcext:value-type="float">
            <text:p>99.7</text:p>
          </table:table-cell>
        </table:table-row>
        <table:table-row table:style-name="ro1">
          <table:table-cell office:value-type="string" calcext:value-type="string">
            <text:p>01-06 HCOPL 690508 IV <text:s/>Out Tech (HCOPL 671122 rev for StDn Crse).pd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-07 HCOPL 690508 II <text:s/>Fast Flow by Attestation.pdf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1-08 HCOB 690508 <text:s/>Repetitive Study.pdf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01-10 HCOB 650310 <text:s/>Words, Misunderstood Goofs.pdf</text:p>
          </table:table-cell>
          <table:table-cell office:value-type="float" office:value="99.7" calcext:value-type="float">
            <text:p>99.7</text:p>
          </table:table-cell>
        </table:table-row>
        <table:table-row table:style-name="ro1">
          <table:table-cell office:value-type="string" calcext:value-type="string">
            <text:p>01-11 HCOB 671011 <text:s/>Clay Table Training.pdf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1-12 HCOPL 690514 II <text:s/>How to Do a Starrate Checkout.pdf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01-13 HCOPL 690727 <text:s/>What Is a Checksheet (1974 green vol).pd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-14 HCOPL 690803 <text:s/>Starrate Checkouts on Standard Dianetics Course (1974 green vol).pd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2-01 HCOB 690919 <text:s/>Study Slowness (1976 red vol).pdf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2-02 HCOB 690522 <text:s/>Dianetics Its Background.pdf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2-03 HCOB 690514 III <text:s/>Cultural Lag.pdf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2-04 HCOB 690424 <text:s/>Dianetic Use.pdf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02-05 HCOB 690422 <text:s/>Dianetics vs Scientology.pd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2-06 HCOB 690424 II <text:s/>Dianetic Results.pdf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3-01 HCOB 690423 <text:s/>Dianetics Basic Definitions.pd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3-02 HCOB 670119 <text:s/>Manifestations of Engrams and Secondaries Further Defined.pd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3-03 HCOB 690507 III <text:s/>Dianetics Extracts from Early Bulletins.pdf</text:p>
          </table:table-cell>
          <table:table-cell office:value-type="float" office:value="73.7" calcext:value-type="float">
            <text:p>73.7</text:p>
          </table:table-cell>
        </table:table-row>
        <table:table-row table:style-name="ro1">
          <table:table-cell office:value-type="string" calcext:value-type="string">
            <text:p>03-04 HCOB 690423 III <text:s/>Past Lives.pdf</text:p>
          </table:table-cell>
          <table:table-cell office:value-type="float" office:value="49.8" calcext:value-type="float">
            <text:p>49.8</text:p>
          </table:table-cell>
        </table:table-row>
        <table:table-row table:style-name="ro1">
          <table:table-cell office:value-type="string" calcext:value-type="string">
            <text:p>04-01 HCOB 690406 <text:s/>Fundamental Auditing.pdf</text:p>
          </table:table-cell>
          <table:table-cell office:value-type="float" office:value="86.1" calcext:value-type="float">
            <text:p>86.1</text:p>
          </table:table-cell>
        </table:table-row>
        <table:table-row table:style-name="ro1">
          <table:table-cell office:value-type="string" calcext:value-type="string">
            <text:p>04-03 HCOPL 650527 <text:s/>Processing.pd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4-04 HCOB 690430 <text:s/>Auditor Trust.pdf</text:p>
          </table:table-cell>
          <table:table-cell office:value-type="float" office:value="60.8" calcext:value-type="float">
            <text:p>60.8</text:p>
          </table:table-cell>
        </table:table-row>
        <table:table-row table:style-name="ro1">
          <table:table-cell office:value-type="string" calcext:value-type="string">
            <text:p>05-01 HCOB 690507 V <text:s/>Floating Needle (rev HCOB 21 Oct for Dn Crse).pdf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5-01 HCOB 690507 V <text:s/>Floating Needle (rev HCOB 21 Oct for Dn Crse).txt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-02 HCOB 690514 II <text:s/>FN and Erasure.pd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-03 HCOB 690623 <text:s/>FN (HSDC 1973_Page_209).pd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-04 HCOB 690517 <text:s/>TRs and Dirty Needles.pd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-05 HCOB 690515 <text:s/>Dirty Needle.pd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-06 HCOB 690511 <text:s/>Meter Trim check.pdf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-07 HCOB 681014 <text:s/>You Must Never Never ....pdf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string" calcext:value-type="string">
            <text:p>05-08 HCOB 690902 <text:s/>The E-Meter Defined (HSDC 1973_Page_241).pdf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6-01 HCOB 640729 Scientology IV, Good Indicators at Lower Levels.pd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6-02 HCOB 690426 <text:s/>Bad Indicators.pdf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string" calcext:value-type="string">
            <text:p>06-03 HCOB 690712 <text:s/>Exteriorization (HSDC 1973_Page_215).pd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7-01 HCOB 690405 (700526) <text:s/>New Preclears (HSDC 1973_Page_045).pd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8-01+02 HCOPL 681014 +update <text:s/>The Auditor's Code AD 18 (HSDC 1973_Page_029).pdf</text:p>
          </table:table-cell>
          <table:table-cell office:value-type="float" office:value="78.4" calcext:value-type="float">
            <text:p>78.4</text:p>
          </table:table-cell>
        </table:table-row>
        <table:table-row table:style-name="ro1">
          <table:table-cell office:value-type="string" calcext:value-type="string">
            <text:p>08-03 HCOPL 690505 III <text:s/>Auditors Code and Dianetics.pdf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8-04 HCOB 690524 II <text:s/>Dianetic High Crimes.pdf</text:p>
          </table:table-cell>
          <table:table-cell office:value-type="float" office:value="99.7" calcext:value-type="float">
            <text:p>99.7</text:p>
          </table:table-cell>
        </table:table-row>
        <table:table-row table:style-name="ro1">
          <table:table-cell office:value-type="string" calcext:value-type="string">
            <text:p>08-05 HCOB 690511 IIR (691012) <text:s/>Forcing a PC (HSDC 1973_Page_249).pdf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9-01 HCOB 690422 II <text:s/>Somatics and OTs.pd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-02a HCOB 690514 <text:s/>Sickness.pdf</text:p>
          </table:table-cell>
          <table:table-cell office:value-type="float" office:value="99.3" calcext:value-type="float">
            <text:p>99.3</text:p>
          </table:table-cell>
        </table:table-row>
        <table:table-row table:style-name="ro1">
          <table:table-cell office:value-type="string" calcext:value-type="string">
            <text:p>09-02b HCOB 700829 <text:s/>Correction Typing Error (HSDC 1973_Page_147b).pdf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string" calcext:value-type="string">
            <text:p>09-03 HCOB 690312 <text:s/>Physically Ill Pcs and Pre OTs (with a note on drugs).pd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-04 HCOB 690719 <text:s/>Dianetics and Illness (#HSDC 1973_Page_223).pd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-05 HCOB 690724 <text:s/>Seriously Ill PCs (HSDC 1973_Page_233).pdf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9-07 HCOB 690727 <text:s/>Antibiotics (HSDC 1973_Page_237).pdf</text:p>
          </table:table-cell>
          <table:table-cell office:value-type="float" office:value="16.3" calcext:value-type="float">
            <text:p>16.3</text:p>
          </table:table-cell>
        </table:table-row>
        <table:table-row table:style-name="ro1">
          <table:table-cell office:value-type="string" calcext:value-type="string">
            <text:p>09-08 HCOB 691017 <text:s/>Drugs, Aspirin and Tranquilizers (HSDC 1973_Page_251).pdf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string" calcext:value-type="string">
            <text:p>10-01 HCOB 690519 <text:s/>Health Form, Use of , A Brief Description of Auditing.pd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02 HCOB 690519 (att.) rev 690722 <text:s/>Pastoral Counseling Health Form (HSDC 1973_Page_157).pd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04 HCOB 690426 <text:s/>Somatics.pdf</text:p>
          </table:table-cell>
          <table:table-cell office:value-type="float" office:value="98.8" calcext:value-type="float">
            <text:p>98.8</text:p>
          </table:table-cell>
        </table:table-row>
        <table:table-row table:style-name="ro1">
          <table:table-cell office:value-type="string" calcext:value-type="string">
            <text:p>10-05 HCOB 690429 <text:s/>Assessment and Interest.pd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06 HCOB 690521 <text:s/>Assessment.pd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07 HCOB 690519 <text:s/>Drug and Alcohol Cases PRIOR Assessing.pd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08 HCOB 690722 II <text:s/>High TA Assessment (HSDC 1973_Page_227).pd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09 HCOB 690722 II <text:s/>Unflat Chain (HSDC 1973_Page_229).pdf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10-10 HCOB 691003 <text:s/>Dianetic Remedies (HSDC 1973_Page_243).pd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01 HCOB 690506 II <text:s/>Routine 3 R Revised Engram Running by Chains (HSDC 1973_Page_113).pdf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11-02 HCOB 690423 II <text:s/>Dianetics, Erasure, How to Obtain.pd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03 HCOB 690527 <text:s/>Earlier Similar.pdf</text:p>
          </table:table-cell>
          <table:table-cell office:value-type="float" office:value="12.3" calcext:value-type="float">
            <text:p>12.3</text:p>
          </table:table-cell>
        </table:table-row>
        <table:table-row table:style-name="ro1">
          <table:table-cell office:value-type="string" calcext:value-type="string">
            <text:p>11-04 HCOB 690528 <text:s/>How Not to Erase.pd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05 HCOB 690518 <text:s/>Erasure.pdf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11-06 HCOB 690501 <text:s/>Grinding out Engrams.pd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07 HCOB 691202 <text:s/>Rising TA (HSDC 1973_Page_255).pdf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11-08 HCOB 690428 <text:s/>High TA in Dianetics.pd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09 HCOB 690727 <text:s/>High TA and Erasing (HSDC 1973_Page_235).pd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10 HCOB 690523 <text:s/>Auditing out Sessions, Narrative Versus Somatic Chains.pd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11 HCOB 691005 <text:s/>Triple Flows (1976 red vol).pd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12 HCOB 700506 <text:s/>Dianetic Triples (1976 red vol).pdf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11-13 HCOB 700103 <text:s/>Triple Errors in Dianetics.pdf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11-14 HCOB 691012 <text:s/>Dianetic Triples Plural Item (HSDC 1973_Page_247).pdf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12-01 HCOB 690504 <text:s/>Dianetics Major Auditing Faults.pd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02 HCOB 690507 IV <text:s/>The Five GAEs (HCOB 6540921 edited for Dn Crse).pdf</text:p>
          </table:table-cell>
          <table:table-cell office:value-type="float" office:value="98.8" calcext:value-type="float">
            <text:p>98.8</text:p>
          </table:table-cell>
        </table:table-row>
        <table:table-row table:style-name="ro1">
          <table:table-cell office:value-type="string" calcext:value-type="string">
            <text:p>12-03 HCOB 690427 II <text:s/>Dianetic Failures.pdf</text:p>
          </table:table-cell>
          <table:table-cell office:value-type="float" office:value="99.6" calcext:value-type="float">
            <text:p>99.6</text:p>
          </table:table-cell>
        </table:table-row>
        <table:table-row table:style-name="ro1">
          <table:table-cell office:value-type="string" calcext:value-type="string">
            <text:p>12-04 HCOB 690417 <text:s/>Dianetic Case Failures.pd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05 HCOB 680928 <text:s/>Dianetics.pdf</text:p>
          </table:table-cell>
          <table:table-cell office:value-type="float" office:value="99.3" calcext:value-type="float">
            <text:p>99.3</text:p>
          </table:table-cell>
        </table:table-row>
        <table:table-row table:style-name="ro1">
          <table:table-cell office:value-type="string" calcext:value-type="string">
            <text:p>12-06 HCOB 690716 <text:s/>Urgent - Important (DN commands) (HSDC 1973_Page_219).pdf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12-07 HCOB 690717 II <text:s/>Flagrant Auditing Errors (HSDC 1973_Page_221).pd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09 HCOB 690722 <text:s/>Auditing Speed (HSDC 1973_Page_225).pd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10 HCOB 690710 <text:s/>Stenographic Auditing (HSDC 1973_Page_211).pdf</text:p>
          </table:table-cell>
          <table:table-cell office:value-type="float" office:value="99.7" calcext:value-type="float">
            <text:p>99.7</text:p>
          </table:table-cell>
        </table:table-row>
        <table:table-row table:style-name="ro1">
          <table:table-cell office:value-type="string" calcext:value-type="string">
            <text:p>13-01 HCOB 690402R (690514) <text:s/>Dianetic Assists.pd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02 HCOB 690505 I <text:s/>Touch Assists.pdf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string" calcext:value-type="string">
            <text:p>14-01a HCOB 690507 VI <text:s/>Summary of how to write an Auditor's Report etc...pd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01b Sample Auditor's Report Form.pd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01c HCOB 690507 VI <text:s/>attachments (HSDC 1973_Page_135).pd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02 HCOB 700620 <text:s/>Summary Report (HSDC 1973_Page_207).pd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4-03a HCOB 690424 <text:s/>Preclear Assessment Sheet.pd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03b HCOB 700925 <text:s/>Addition to HCO B 24 April 1969 Preclear Assessment Sheet (HSDC 1973_Page_089).pdf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14-04 HCOB 721105 III <text:s/>The Folder Summary (+att) (HSDC 1973_Page_447).pd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01 HCOB 690417 <text:s/>Dianetic Case Supervision.pd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02 HCOB 690509 <text:s/>Case Supervision Dianetics Folders.pd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03 HCOB 690628 <text:s/>CS, How to Case Supervise Dianetics Folders (1976 red vol).pd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04 HCOB 690524 <text:s/>The Difficult Case.pd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05 HCOB 690712 III <text:s/>The PC Who Has Something That Hasn't Been Handled (HSDC 1973_Page_217).pdf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15-06 HCOB 690513 <text:s/>Peculiarities.pdf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string" calcext:value-type="string">
            <text:p>15-07 HCOB 690506 <text:s/>Dianetics and Review.pdf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15-08 HCOB 690509 II <text:s/>Case Supervisor Forms.pdf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15-09 HCOB 690712 IV <text:s/>Starting Dianetics on PCs Who Have Had Scientology Auditing (HSDC 1973_Page_213).pdf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15-10-DIANETICS TODAY PERSONALLY C-SED SESSENS.pdf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15-11 HCOB 690729 <text:s/>The ''Art'' of Case Supervision (HSDC 1973_Page_239).pd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12 HCOB 690809 <text:s/>Case Folder Analysis, Dianetics (1976 red vol).pd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14 HCOB 691115 I <text:s/>Case Supervision Auditing and Results (1976 red vol).pd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15 HCOB 691115 II <text:s/>Case Supervision, How It Goes Non-Standard (1976 red vol).pd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01 HCOB 690723 <text:s/>Auditor Assignment Policies (HSDC 1973_Page_231).pd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01 HCOPL 681013 <text:s/>Examiner.pdf</text:p>
          </table:table-cell>
          <table:table-cell office:value-type="float" office:value="69.3" calcext:value-type="float">
            <text:p>69.3</text:p>
          </table:table-cell>
        </table:table-row>
        <table:table-row table:style-name="ro1">
          <table:table-cell office:value-type="string" calcext:value-type="string">
            <text:p>17-02 HCOPL 681211 <text:s/>Examiner (add to HCOPL 681013) (1974 green vol).pdf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17-03 HCOPL 710308 <text:s/>Examiner's Form (HSDC 1973_Page_325).pd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01 HCOPL 690612 <text:s/>Dianetic Registration (1974 green vol).pdf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18-02 HCOPL 690406 <text:s/>Dianetics.pdf</text:p>
          </table:table-cell>
          <table:table-cell office:value-type="float" office:value="13.8" calcext:value-type="float">
            <text:p>13.8</text:p>
          </table:table-cell>
        </table:table-row>
        <table:table-row table:style-name="ro1">
          <table:table-cell office:value-type="string" calcext:value-type="string">
            <text:p>18-03 HCOPL 690603 II <text:s/>Legal Statement Concerning Dianetics and Medial Practice Laws (HSDC 1973_Page_203).pdf</text:p>
          </table:table-cell>
          <table:table-cell office:value-type="float" office:value="99.7" calcext:value-type="float">
            <text:p>99.7</text:p>
          </table:table-cell>
        </table:table-row>
        <table:table-row table:style-name="ro1">
          <table:table-cell office:value-type="string" calcext:value-type="string">
            <text:p>18-04 HCOPL 690507 (rev HCOPL 641027) <text:s/>Policies on ''Sources of Trouble''.pdf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18-05 HCOPL 690523 <text:s/>Dianetic Contract.pd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06 HCOPL 690711 <text:s/>Dianetic Auditing Completion Certificate (1974 green vol).pdf</text:p>
          </table:table-cell>
          <table:table-cell office:value-type="float" office:value="17.8" calcext:value-type="float">
            <text:p>17.8</text:p>
          </table:table-cell>
        </table:table-row>
        <table:table-row table:style-name="ro1">
          <table:table-cell office:value-type="string" calcext:value-type="string">
            <text:p>18-07 HCOPL 690529 <text:s/>Dianetic Certificates.pdf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string" calcext:value-type="string">
            <text:p>18-08 HCOB 690520 <text:s/>Keeping Dianetics Working in an Area.pd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09 HCOPL 690519 <text:s/>Hubbard Standard Dianetics Course Policy.pdf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18-10 HCOPL 690603 <text:s/>Dianetic Course Pricing (1974 green vol).pdf</text:p>
          </table:table-cell>
          <table:table-cell office:value-type="float" office:value="97.6" calcext:value-type="float">
            <text:p>97.6</text:p>
          </table:table-cell>
        </table:table-row>
        <table:table-row table:style-name="ro1">
          <table:table-cell office:value-type="string" calcext:value-type="string">
            <text:p>18-11 HCOB 690611 <text:s/>Materials, Scarcity of (1976 red vol).pdf</text:p>
          </table:table-cell>
          <table:table-cell office:value-type="float" office:value="97.1" calcext:value-type="float">
            <text:p>97.1</text:p>
          </table:table-cell>
        </table:table-row>
        <table:table-row table:style-name="ro1">
          <table:table-cell office:value-type="string" calcext:value-type="string">
            <text:p>18-12 HCOB 690528 II <text:s/>Dianetics and Results, Dianetic Counseling Groups.pd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13 HCOPL 690601 <text:s/>The Most Fundamental Errors (1974 green vol).pdf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8-14 HCOPL 690205 <text:s/>Press Policy, Code of a Scientologist.pdf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8-15 HCOPL 691115 II <text:s/>Rights and Duties (1974 green vol).pd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02 HCOB 680524 <text:s/>Coaching.pd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03 HCOPL 650826 <text:s/>Scientology Training Twin Checkouts.pdf</text:p>
          </table:table-cell>
          <table:table-cell office:value-type="float" office:value="14.3" calcext:value-type="float">
            <text:p>14.3</text:p>
          </table:table-cell>
        </table:table-row>
        <table:table-row table:style-name="ro1">
          <table:table-cell office:value-type="string" calcext:value-type="string">
            <text:p>19-04 HCOB 710816 II <text:s/>Training Drills Modernized (HSDC 1973_Page_463).pd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05 HCOPL 650701 II <text:s/>Comm Cycle Additives.pd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06a BTB 690717R (740219) <text:s/>Dianetic Command Training Drills 101 &amp; 102 (HSDC 1973_Page_493).pd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06b BTB 700520 (740328) <text:s/>TR 103, 104 Rundown (HSDC 1973_Page_495).pd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01 HCOPL 690505 II <text:s/>Dianetic Course Examinations.pd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02 HCOB 690406 II <text:s/>Dianetics Course Auditing Requirements.pd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03 HCOPL 690523 II <text:s/>Dianetics Course Student Auditing.pdf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23-04 HCOPL 651029 <text:s/>Student Auditing of Preclears.pdf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23-05 BTB 690704 II (740703) <text:s/>Dianetics - Student Auditors (HSDC 1973_Page_533).pdf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-06 HCOPL 710712 <text:s/>Parent or Guardian Assent Forms (HSDC 1973_Page_189).pdf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'results-HSDC'.A1:'results-HSDC'.B13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4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14T11:11:34.708838975</dc:date>
    <meta:editing-duration>PT1H48M55S</meta:editing-duration>
    <meta:editing-cycles>3</meta:editing-cycles>
    <meta:generator>LibreOffice/24.2.4.2$Linux_X86_64 LibreOffice_project/420$Build-2</meta:generator>
    <meta:document-statistic meta:table-count="1" meta:cell-count="278" meta:object-count="0"/>
  </office:meta>
</office:document-meta>
</file>